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office:value-type="string">
            <text:p>refid</text:p>
          </table:table-cell>
          <table:table-cell office:value-type="string">
            <text:p>primarykey</text:p>
          </table:table-cell>
          <table:table-cell table:style-name="ce2" office:value-type="string">
            <text:p>Document.ID</text:p>
          </table:table-cell>
          <table:table-cell table:style-name="ce2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package</text:p>
          </table:table-cell>
          <table:table-cell table:style-name="ce2"/>
          <table:table-cell/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package_type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2" office:value-type="string">
            <text:p>data_package_title</text:p>
          </table:table-cell>
          <table:table-cell/>
          <table:table-cell table:style-name="ce2" office:value-type="string">
            <text:p>Revised.Dataset.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office:value-type="string">
            <text:p>principal_investigator</text:p>
          </table:table-cell>
          <table:table-cell table:style-name="ce2"/>
          <table:table-cell table:style-name="ce2" office:value-type="string">
            <text:p>PI.Name</text:p>
          </table:table-cell>
          <table:table-cell table:style-name="ce2" office:value-type="string">
            <text:p>Data Custodian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style-name="ce2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2" office:value-type="string">
            <text:p>contact_name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2" office:value-type="string">
            <text:p>contact_phone</text:p>
          </table:table-cell>
          <table:table-cell table:style-name="ce2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 table:number-columns-repeated="2"/>
          <table:table-cell office:value-type="string">
            <text:p>spatial_resolution</text:p>
          </table:table-cell>
          <table:table-cell table:number-columns-repeated="2"/>
          <table:table-cell table:style-name="ce2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office:value-type="string">
            <text:p>temporal_coverage</text:p>
          </table:table-cell>
          <table:table-cell table:number-columns-repeated="2"/>
          <table:table-cell table:style-name="ce2" office:value-type="string">
            <text:p>Temporal Coverage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field_start_date</text:p>
          </table:table-cell>
          <table:table-cell table:number-columns-repeated="6"/>
        </table:table-row>
        <table:table-row table:style-name="ro1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field_end_date</text:p>
          </table:table-cell>
          <table:table-cell table:number-columns-repeated="6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2"/>
          <table:table-cell table:style-name="ce2" office:value-type="string">
            <text:p>Data.Table.docid</text:p>
          </table:table-cell>
          <table:table-cell table:number-columns-repeated="4"/>
        </table:table-row>
        <table:table-row table:style-name="ro1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2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 office:value-type="string">
            <text:p>pn_code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pn_deed_code</text:p>
          </table:table-cell>
          <table:table-cell table:number-columns-repeated="6"/>
        </table:table-row>
        <table:table-row table:style-name="ro2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2" office:value-type="string">
            <text:p>plot_network_study_name</text:p>
          </table:table-cell>
          <table:table-cell table:number-columns-repeated="6"/>
        </table:table-row>
        <table:table-row table:style-name="ro2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llocated_to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plot_network_study_name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tern_type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ltern_publ_url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notes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publishing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a_type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a_table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notes_issues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custodian_organisation</text:p>
          </table:table-cell>
          <table:table-cell table:style-name="ce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custodian_pl_pi</text:p>
          </table:table-cell>
          <table:table-cell table:style-name="ce2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plot_network_study_name</text:p>
          </table:table-cell>
          <table:table-cell table:style-name="ce2" office:value-type="string">
            <text:p>linking variable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custodi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estimate_timeframe_data_ready_by_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e_data_expected_by_lter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e_data_received_by_lter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stored_at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sites_plots</text:p>
          </table:table-cell>
          <table:table-cell table:number-columns-repeated="2"/>
          <table:table-cell table:style-name="ce2" office:value-type="string">
            <text:p>Data siz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tern_type</text:p>
          </table:table-cell>
          <table:table-cell table:number-columns-repeated="2"/>
          <table:table-cell table:style-name="ce2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ecosystem_mvg_numb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mvg_nam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llection_timeframes</text:p>
          </table:table-cell>
          <table:table-cell table:number-columns-repeated="2"/>
          <table:table-cell table:style-name="ce2" office:value-type="string">
            <text:p>Temporal data Interv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e_publication_expected</text:p>
          </table:table-cell>
          <table:table-cell table:number-columns-repeated="2"/>
          <table:table-cell table:style-name="ce2" office:value-type="string">
            <text:p>Due Date/s for Publica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a_interview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ata_interview_da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urrent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eed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deed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eda_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eda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metadata_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metadata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todo_or_don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2" office:value-type="string">
            <text:p>Dataset.Titl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>
            <text:p>Original.File.Nam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>
            <text:p>Standardised.File..asn_.SuperSite.code._.data.type._.optional.location._.year..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>
            <text:p>Comments.on.File.content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" office:value-type="string">
            <text:p>Access.Rights.Updated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Supersit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Period.covered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QA.Approved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Comments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Licenc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TERN.Funded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Keyword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FoR.Cod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Coordinates.in.Database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Correct.Coordinates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Published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string">
            <text:p>QA.QC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Submitted.Version.Location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Date.Du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data_type</text:p>
          </table:table-cell>
          <table:table-cell/>
          <table:table-cell office:value-type="string">
            <text:p>data_type</text:p>
          </table:table-cell>
          <table:table-cell table:style-name="ce2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Update Frequency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Synthesised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Collected by TERN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Collated from external source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Validation/QA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Contextual information enrichment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>
            <text:p>Licenced_value_ad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>
            <text:p>Verison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Status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>
            <text:p>Licenc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>
            <text:p>Described with metadata</text:p>
          </table:table-cell>
          <table:table-cell table:number-columns-repeated="3"/>
        </table:table-row>
        <table:table-row table:style-name="ro2">
          <table:table-cell table:number-columns-repeated="8"/>
          <table:table-cell table:style-name="ce2" office:value-type="string">
            <text:p>DOI minted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2" office:value-type="string">
            <text:p>Metadata feed to TDDP &amp; RDA</text:p>
          </table:table-cell>
          <table:table-cell table:number-columns-repeated="3"/>
        </table:table-row>
        <table:table-row table:style-name="ro2" table:number-rows-repeated="104844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7-22T05:46:09</dc:date>
    <dc:creator>ivan hanigan</dc:creator>
    <meta:editing-duration>PT4H35M33S</meta:editing-duration>
    <meta:editing-cycles>16</meta:editing-cycles>
    <meta:generator>LibreOffice/3.5$Linux_X86_64 LibreOffice_project/350m1$Build-2</meta:generator>
    <meta:document-statistic meta:table-count="1" meta:cell-count="310" meta:object-count="0"/>
  </office:meta>
</office:document-meta>
</file>